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itsIntersection.skipTo( int targe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HitsIntersection.set( int do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HitsIntersection.HitsIntersection( Hits hits1 , Hits hits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itsIntersection.next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8">
            <text:p text:style-name="Table_20_Contents">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